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570AAE3E.png"/>
  <manifest:file-entry manifest:media-type="image/png" manifest:full-path="Pictures/10000201000002580000017329B9BB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5.4346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0" office:value-type="string">
            <text:p>Note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5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5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2">
            <text:p>12</text:p>
          </table:table-cell>
          <table:table-cell table:style-name="ce7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5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Euboe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5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11">
            <text:p>11</text:p>
          </table:table-cell>
          <table:table-cell table:style-name="ce7" office:value-type="date" office:date-value="2020-03-09">
            <text:p>2020-03-09</text:p>
          </table:table-cell>
          <table:table-cell table:number-columns-repeated="3" table:style-name="ce5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5">
            <text:p>5</text:p>
          </table:table-cell>
          <table:table-cell table:style-name="ce7" office:value-type="date" office:date-value="2020-03-10">
            <text:p>2020-03-10</text:p>
          </table:table-cell>
          <table:table-cell table:number-columns-repeated="3" table:style-name="ce5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5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11">
            <text:p>2020-03-11</text:p>
          </table:table-cell>
          <table:table-cell table:number-columns-repeated="2" table:style-name="ce5" office:value-type="string">
            <text:p>-</text:p>
          </table:table-cell>
          <table:table-cell table:style-name="ce8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3" office:value-type="string">
            <text:p>Other/Unknown</text:p>
          </table:table-cell>
          <table:table-cell table:style-name="ce5" office:value-type="float" office:value="8">
            <text:p>8</text:p>
          </table:table-cell>
          <table:table-cell table:style-name="ce7" office:value-type="date" office:date-value="2020-03-11">
            <text:p>2020-03-11</text:p>
          </table:table-cell>
          <table:table-cell table:number-columns-repeated="2" table:style-name="ce5" office:value-type="string">
            <text:p>-</text:p>
          </table:table-cell>
          <table:table-cell table:style-name="ce9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Heraklion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12">
            <text:p>2020-03-12</text:p>
          </table:table-cell>
          <table:table-cell table:style-name="ce5" office:value-type="string">
            <text:p>(M) Male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Kastoria</text:p>
          </table:table-cell>
          <table:table-cell table:style-name="ce5" office:value-type="float" office:value="3">
            <text:p>3</text:p>
          </table:table-cell>
          <table:table-cell table:style-name="ce7" office:value-type="date" office:date-value="2020-03-12">
            <text:p>2020-03-12</text:p>
          </table:table-cell>
          <table:table-cell table:style-name="ce5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4" office:value-type="string">
            <text:p>Total:</text:p>
          </table:table-cell>
          <table:table-cell table:style-name="ce6" table:formula="of:=SUM([.B3:.B22])" office:value-type="float" office:value="103">
            <text:p>103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4" office:value-type="string">
            <text:p>Deaths:</text:p>
          </table:table-cell>
          <table:table-cell table:style-name="ce6" office:value-type="float" office:value="1">
            <text:p>1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2">
          <table:table-cell table:style-name="ce2">
            <draw:frame table:end-cell-address="Main.E46" table:end-x="0.5913in" table:end-y="0.05in" draw:z-index="0" draw:name="Αντικείμενα γραφικών 1" draw:style-name="gr1" draw:text-style-name="P1" svg:width="6.5516in" svg:height="3.9799in" svg:x="0in" svg:y="0.211in">
              <draw:image xlink:href="Pictures/10000201000002580000017329B9BB10.png" xlink:type="simple" xlink:show="embed" xlink:actuate="onLoad">
                <text:p/>
              </draw:image>
            </draw:frame>
          </table:table-cell>
          <table:table-cell table:style-name="ce2" table:number-columns-repeated="4"/>
          <table:table-cell table:style-name="ce2">
            <draw:frame table:end-cell-address="Main.H46" table:end-x="1.1606in" table:end-y="0.0445in" draw:z-index="1" draw:name="Αντικείμενα γραφικών 2" draw:style-name="gr1" draw:text-style-name="P1" svg:width="6.4504in" svg:height="3.9799in" svg:x="0.5472in" svg:y="0.2055in">
              <draw:image xlink:href="Pictures/100002010000025800000173570AAE3E.png" xlink:type="simple" xlink:show="embed" xlink:actuate="onLoad">
                <text:p/>
              </draw:image>
            </draw:frame>
          </table:table-cell>
          <table:table-cell table:style-name="ce2" table:number-columns-repeated="3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3/12/2020</text:date>, <text:time>17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2T17:08:28.14</dc:date>
    <meta:editing-duration>PT53M43S</meta:editing-duration>
    <meta:editing-cycles>2</meta:editing-cycles>
    <meta:document-statistic meta:table-count="1" meta:cell-count="147" meta:object-count="2"/>
  </office:meta>
</office:document-meta>
</file>